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shapes>
          <draw:frame draw:z-index="0" draw:style-name="gr1" draw:text-style-name="P1" svg:width="159.99mm" svg:height="89.99mm" svg:x="137.18mm" svg:y="1mm">
            <loext:p draw:notify-on-update-of-ranges="step.B1:step.B1 step.B2:step.B32 step.G1:step.G1 step.G2:step.G32 step.C1:step.C1 step.C2:step.C32 step.D1:step.D1 step.D2:step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39</text:p>
          </table:table-cell>
          <table:table-cell office:value-type="float" office:value="2.067015" calcext:value-type="float">
            <text:p>2.067015</text:p>
          </table:table-cell>
          <table:table-cell office:value-type="float" office:value="0.459526" calcext:value-type="float">
            <text:p>0.459526</text:p>
          </table:table-cell>
          <table:table-cell office:value-type="float" office:value="0" calcext:value-type="float">
            <text:p>0</text:p>
          </table:table-cell>
          <table:table-cell office:value-type="float" office:value="406774" calcext:value-type="float">
            <text:p>4067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0</text:p>
          </table:table-cell>
          <table:table-cell office:value-type="float" office:value="3.517943" calcext:value-type="float">
            <text:p>3.517943</text:p>
          </table:table-cell>
          <table:table-cell office:value-type="float" office:value="0.917517" calcext:value-type="float">
            <text:p>0.917517</text:p>
          </table:table-cell>
          <table:table-cell office:value-type="float" office:value="0" calcext:value-type="float">
            <text:p>0</text:p>
          </table:table-cell>
          <table:table-cell office:value-type="float" office:value="1268086" calcext:value-type="float">
            <text:p>12680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1</text:p>
          </table:table-cell>
          <table:table-cell office:value-type="float" office:value="3.48017" calcext:value-type="float">
            <text:p>3.48017</text:p>
          </table:table-cell>
          <table:table-cell office:value-type="float" office:value="1.037458" calcext:value-type="float">
            <text:p>1.037458</text:p>
          </table:table-cell>
          <table:table-cell office:value-type="float" office:value="0" calcext:value-type="float">
            <text:p>0</text:p>
          </table:table-cell>
          <table:table-cell office:value-type="float" office:value="1634483" calcext:value-type="float">
            <text:p>16344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2</text:p>
          </table:table-cell>
          <table:table-cell office:value-type="float" office:value="4.962502" calcext:value-type="float">
            <text:p>4.962502</text:p>
          </table:table-cell>
          <table:table-cell office:value-type="float" office:value="7.768215" calcext:value-type="float">
            <text:p>7.768215</text:p>
          </table:table-cell>
          <table:table-cell office:value-type="float" office:value="0" calcext:value-type="float">
            <text:p>0</text:p>
          </table:table-cell>
          <table:table-cell office:value-type="float" office:value="8343837" calcext:value-type="float">
            <text:p>83438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3</text:p>
          </table:table-cell>
          <table:table-cell office:value-type="float" office:value="4.588612" calcext:value-type="float">
            <text:p>4.588612</text:p>
          </table:table-cell>
          <table:table-cell office:value-type="float" office:value="5.334117" calcext:value-type="float">
            <text:p>5.334117</text:p>
          </table:table-cell>
          <table:table-cell office:value-type="float" office:value="0" calcext:value-type="float">
            <text:p>0</text:p>
          </table:table-cell>
          <table:table-cell office:value-type="float" office:value="7478447" calcext:value-type="float">
            <text:p>74784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4</text:p>
          </table:table-cell>
          <table:table-cell office:value-type="float" office:value="4.473348" calcext:value-type="float">
            <text:p>4.473348</text:p>
          </table:table-cell>
          <table:table-cell office:value-type="float" office:value="4.603145" calcext:value-type="float">
            <text:p>4.603145</text:p>
          </table:table-cell>
          <table:table-cell office:value-type="float" office:value="0" calcext:value-type="float">
            <text:p>0</text:p>
          </table:table-cell>
          <table:table-cell office:value-type="float" office:value="6833783" calcext:value-type="float">
            <text:p>68337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5</text:p>
          </table:table-cell>
          <table:table-cell office:value-type="float" office:value="4.113968" calcext:value-type="float">
            <text:p>4.113968</text:p>
          </table:table-cell>
          <table:table-cell office:value-type="float" office:value="4.823789" calcext:value-type="float">
            <text:p>4.823789</text:p>
          </table:table-cell>
          <table:table-cell office:value-type="float" office:value="0" calcext:value-type="float">
            <text:p>0</text:p>
          </table:table-cell>
          <table:table-cell office:value-type="float" office:value="7259432" calcext:value-type="float">
            <text:p>72594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6</text:p>
          </table:table-cell>
          <table:table-cell office:value-type="float" office:value="5.137437" calcext:value-type="float">
            <text:p>5.137437</text:p>
          </table:table-cell>
          <table:table-cell office:value-type="float" office:value="5.356887" calcext:value-type="float">
            <text:p>5.356887</text:p>
          </table:table-cell>
          <table:table-cell office:value-type="float" office:value="0" calcext:value-type="float">
            <text:p>0</text:p>
          </table:table-cell>
          <table:table-cell office:value-type="float" office:value="8032256" calcext:value-type="float">
            <text:p>8032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7</text:p>
          </table:table-cell>
          <table:table-cell office:value-type="float" office:value="3.908694" calcext:value-type="float">
            <text:p>3.908694</text:p>
          </table:table-cell>
          <table:table-cell office:value-type="float" office:value="1.656452" calcext:value-type="float">
            <text:p>1.656452</text:p>
          </table:table-cell>
          <table:table-cell office:value-type="float" office:value="0" calcext:value-type="float">
            <text:p>0</text:p>
          </table:table-cell>
          <table:table-cell office:value-type="float" office:value="3916215" calcext:value-type="float">
            <text:p>39162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8</text:p>
          </table:table-cell>
          <table:table-cell office:value-type="float" office:value="3.720979" calcext:value-type="float">
            <text:p>3.720979</text:p>
          </table:table-cell>
          <table:table-cell office:value-type="float" office:value="1.194611" calcext:value-type="float">
            <text:p>1.194611</text:p>
          </table:table-cell>
          <table:table-cell office:value-type="float" office:value="0" calcext:value-type="float">
            <text:p>0</text:p>
          </table:table-cell>
          <table:table-cell office:value-type="float" office:value="2725347" calcext:value-type="float">
            <text:p>27253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49</text:p>
          </table:table-cell>
          <table:table-cell office:value-type="float" office:value="3.637693" calcext:value-type="float">
            <text:p>3.637693</text:p>
          </table:table-cell>
          <table:table-cell office:value-type="float" office:value="0.589062" calcext:value-type="float">
            <text:p>0.589062</text:p>
          </table:table-cell>
          <table:table-cell office:value-type="float" office:value="0" calcext:value-type="float">
            <text:p>0</text:p>
          </table:table-cell>
          <table:table-cell office:value-type="float" office:value="1546929" calcext:value-type="float">
            <text:p>15469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0</text:p>
          </table:table-cell>
          <table:table-cell office:value-type="float" office:value="3.810831" calcext:value-type="float">
            <text:p>3.810831</text:p>
          </table:table-cell>
          <table:table-cell office:value-type="float" office:value="1.216074" calcext:value-type="float">
            <text:p>1.216074</text:p>
          </table:table-cell>
          <table:table-cell office:value-type="float" office:value="0" calcext:value-type="float">
            <text:p>0</text:p>
          </table:table-cell>
          <table:table-cell office:value-type="float" office:value="2491768" calcext:value-type="float">
            <text:p>24917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1</text:p>
          </table:table-cell>
          <table:table-cell office:value-type="float" office:value="4.083734" calcext:value-type="float">
            <text:p>4.083734</text:p>
          </table:table-cell>
          <table:table-cell office:value-type="float" office:value="0.88617" calcext:value-type="float">
            <text:p>0.88617</text:p>
          </table:table-cell>
          <table:table-cell office:value-type="float" office:value="0" calcext:value-type="float">
            <text:p>0</text:p>
          </table:table-cell>
          <table:table-cell office:value-type="float" office:value="2266976" calcext:value-type="float">
            <text:p>22669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2</text:p>
          </table:table-cell>
          <table:table-cell office:value-type="float" office:value="3.470493" calcext:value-type="float">
            <text:p>3.470493</text:p>
          </table:table-cell>
          <table:table-cell office:value-type="float" office:value="0.467008" calcext:value-type="float">
            <text:p>0.467008</text:p>
          </table:table-cell>
          <table:table-cell office:value-type="float" office:value="0" calcext:value-type="float">
            <text:p>0</text:p>
          </table:table-cell>
          <table:table-cell office:value-type="float" office:value="1483610" calcext:value-type="float">
            <text:p>14836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3</text:p>
          </table:table-cell>
          <table:table-cell office:value-type="float" office:value="4.04804" calcext:value-type="float">
            <text:p>4.04804</text:p>
          </table:table-cell>
          <table:table-cell office:value-type="float" office:value="0.533684" calcext:value-type="float">
            <text:p>0.533684</text:p>
          </table:table-cell>
          <table:table-cell office:value-type="float" office:value="0" calcext:value-type="float">
            <text:p>0</text:p>
          </table:table-cell>
          <table:table-cell office:value-type="float" office:value="1608875" calcext:value-type="float">
            <text:p>16088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4</text:p>
          </table:table-cell>
          <table:table-cell office:value-type="float" office:value="4.119477" calcext:value-type="float">
            <text:p>4.119477</text:p>
          </table:table-cell>
          <table:table-cell office:value-type="float" office:value="0.631376" calcext:value-type="float">
            <text:p>0.631376</text:p>
          </table:table-cell>
          <table:table-cell office:value-type="float" office:value="0" calcext:value-type="float">
            <text:p>0</text:p>
          </table:table-cell>
          <table:table-cell office:value-type="float" office:value="1678527" calcext:value-type="float">
            <text:p>16785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5</text:p>
          </table:table-cell>
          <table:table-cell office:value-type="float" office:value="3.696603" calcext:value-type="float">
            <text:p>3.696603</text:p>
          </table:table-cell>
          <table:table-cell office:value-type="float" office:value="0.637119" calcext:value-type="float">
            <text:p>0.637119</text:p>
          </table:table-cell>
          <table:table-cell office:value-type="float" office:value="0" calcext:value-type="float">
            <text:p>0</text:p>
          </table:table-cell>
          <table:table-cell office:value-type="float" office:value="1651305" calcext:value-type="float">
            <text:p>16513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6</text:p>
          </table:table-cell>
          <table:table-cell office:value-type="float" office:value="3.706199" calcext:value-type="float">
            <text:p>3.706199</text:p>
          </table:table-cell>
          <table:table-cell office:value-type="float" office:value="0.486516" calcext:value-type="float">
            <text:p>0.486516</text:p>
          </table:table-cell>
          <table:table-cell office:value-type="float" office:value="0" calcext:value-type="float">
            <text:p>0</text:p>
          </table:table-cell>
          <table:table-cell office:value-type="float" office:value="1469288" calcext:value-type="float">
            <text:p>14692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7</text:p>
          </table:table-cell>
          <table:table-cell office:value-type="float" office:value="178.218203" calcext:value-type="float">
            <text:p>178.218203</text:p>
          </table:table-cell>
          <table:table-cell office:value-type="float" office:value="3.271089" calcext:value-type="float">
            <text:p>3.271089</text:p>
          </table:table-cell>
          <table:table-cell office:value-type="float" office:value="0" calcext:value-type="float">
            <text:p>0</text:p>
          </table:table-cell>
          <table:table-cell office:value-type="float" office:value="2333516" calcext:value-type="float">
            <text:p>23335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8</text:p>
          </table:table-cell>
          <table:table-cell office:value-type="float" office:value="115.579238" calcext:value-type="float">
            <text:p>115.579238</text:p>
          </table:table-cell>
          <table:table-cell office:value-type="float" office:value="4.812167" calcext:value-type="float">
            <text:p>4.812167</text:p>
          </table:table-cell>
          <table:table-cell office:value-type="float" office:value="0" calcext:value-type="float">
            <text:p>0</text:p>
          </table:table-cell>
          <table:table-cell office:value-type="float" office:value="2641502" calcext:value-type="float">
            <text:p>26415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5:59</text:p>
          </table:table-cell>
          <table:table-cell office:value-type="float" office:value="73.591805" calcext:value-type="float">
            <text:p>73.591805</text:p>
          </table:table-cell>
          <table:table-cell office:value-type="float" office:value="9.144427" calcext:value-type="float">
            <text:p>9.144427</text:p>
          </table:table-cell>
          <table:table-cell office:value-type="float" office:value="0" calcext:value-type="float">
            <text:p>0</text:p>
          </table:table-cell>
          <table:table-cell office:value-type="float" office:value="5889101" calcext:value-type="float">
            <text:p>58891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0</text:p>
          </table:table-cell>
          <table:table-cell office:value-type="float" office:value="27.999259" calcext:value-type="float">
            <text:p>27.999259</text:p>
          </table:table-cell>
          <table:table-cell office:value-type="float" office:value="6.105225" calcext:value-type="float">
            <text:p>6.105225</text:p>
          </table:table-cell>
          <table:table-cell office:value-type="float" office:value="0" calcext:value-type="float">
            <text:p>0</text:p>
          </table:table-cell>
          <table:table-cell office:value-type="float" office:value="3372858" calcext:value-type="float">
            <text:p>33728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1</text:p>
          </table:table-cell>
          <table:table-cell office:value-type="float" office:value="11.373255" calcext:value-type="float">
            <text:p>11.373255</text:p>
          </table:table-cell>
          <table:table-cell office:value-type="float" office:value="7.438785" calcext:value-type="float">
            <text:p>7.438785</text:p>
          </table:table-cell>
          <table:table-cell office:value-type="float" office:value="0" calcext:value-type="float">
            <text:p>0</text:p>
          </table:table-cell>
          <table:table-cell office:value-type="float" office:value="5250996" calcext:value-type="float">
            <text:p>52509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2</text:p>
          </table:table-cell>
          <table:table-cell office:value-type="float" office:value="4.870782" calcext:value-type="float">
            <text:p>4.870782</text:p>
          </table:table-cell>
          <table:table-cell office:value-type="float" office:value="6.341694" calcext:value-type="float">
            <text:p>6.341694</text:p>
          </table:table-cell>
          <table:table-cell office:value-type="float" office:value="0" calcext:value-type="float">
            <text:p>0</text:p>
          </table:table-cell>
          <table:table-cell office:value-type="float" office:value="6637045" calcext:value-type="float">
            <text:p>66370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3</text:p>
          </table:table-cell>
          <table:table-cell office:value-type="float" office:value="11.589865" calcext:value-type="float">
            <text:p>11.589865</text:p>
          </table:table-cell>
          <table:table-cell office:value-type="float" office:value="7.631612" calcext:value-type="float">
            <text:p>7.631612</text:p>
          </table:table-cell>
          <table:table-cell office:value-type="float" office:value="0" calcext:value-type="float">
            <text:p>0</text:p>
          </table:table-cell>
          <table:table-cell office:value-type="float" office:value="6889525" calcext:value-type="float">
            <text:p>68895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4</text:p>
          </table:table-cell>
          <table:table-cell office:value-type="float" office:value="6.852457" calcext:value-type="float">
            <text:p>6.852457</text:p>
          </table:table-cell>
          <table:table-cell office:value-type="float" office:value="4.77843" calcext:value-type="float">
            <text:p>4.77843</text:p>
          </table:table-cell>
          <table:table-cell office:value-type="float" office:value="0" calcext:value-type="float">
            <text:p>0</text:p>
          </table:table-cell>
          <table:table-cell office:value-type="float" office:value="6402442" calcext:value-type="float">
            <text:p>64024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5</text:p>
          </table:table-cell>
          <table:table-cell office:value-type="float" office:value="4.102339" calcext:value-type="float">
            <text:p>4.102339</text:p>
          </table:table-cell>
          <table:table-cell office:value-type="float" office:value="3.68693" calcext:value-type="float">
            <text:p>3.68693</text:p>
          </table:table-cell>
          <table:table-cell office:value-type="float" office:value="0" calcext:value-type="float">
            <text:p>0</text:p>
          </table:table-cell>
          <table:table-cell office:value-type="float" office:value="7311091" calcext:value-type="float">
            <text:p>73110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6</text:p>
          </table:table-cell>
          <table:table-cell office:value-type="float" office:value="4.198565" calcext:value-type="float">
            <text:p>4.198565</text:p>
          </table:table-cell>
          <table:table-cell office:value-type="float" office:value="1.366688" calcext:value-type="float">
            <text:p>1.366688</text:p>
          </table:table-cell>
          <table:table-cell office:value-type="float" office:value="0" calcext:value-type="float">
            <text:p>0</text:p>
          </table:table-cell>
          <table:table-cell office:value-type="float" office:value="2920213" calcext:value-type="float">
            <text:p>29202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7</text:p>
          </table:table-cell>
          <table:table-cell office:value-type="float" office:value="13.248883" calcext:value-type="float">
            <text:p>13.248883</text:p>
          </table:table-cell>
          <table:table-cell office:value-type="float" office:value="38.821752" calcext:value-type="float">
            <text:p>38.821752</text:p>
          </table:table-cell>
          <table:table-cell office:value-type="float" office:value="0" calcext:value-type="float">
            <text:p>0</text:p>
          </table:table-cell>
          <table:table-cell office:value-type="float" office:value="13426261" calcext:value-type="float">
            <text:p>134262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8</text:p>
          </table:table-cell>
          <table:table-cell office:value-type="float" office:value="43.87849" calcext:value-type="float">
            <text:p>43.87849</text:p>
          </table:table-cell>
          <table:table-cell office:value-type="float" office:value="46.293418" calcext:value-type="float">
            <text:p>46.293418</text:p>
          </table:table-cell>
          <table:table-cell office:value-type="float" office:value="0" calcext:value-type="float">
            <text:p>0</text:p>
          </table:table-cell>
          <table:table-cell office:value-type="float" office:value="5858278" calcext:value-type="float">
            <text:p>58582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46:09</text:p>
          </table:table-cell>
          <table:table-cell office:value-type="float" office:value="15.278129" calcext:value-type="float">
            <text:p>15.278129</text:p>
          </table:table-cell>
          <table:table-cell office:value-type="float" office:value="11.176408" calcext:value-type="float">
            <text:p>11.176408</text:p>
          </table:table-cell>
          <table:table-cell office:value-type="float" office:value="0" calcext:value-type="float">
            <text:p>0</text:p>
          </table:table-cell>
          <table:table-cell office:value-type="float" office:value="3106881" calcext:value-type="float">
            <text:p>310688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8T13:50:31.830823775</dc:date>
    <meta:editing-duration>PT1M36S</meta:editing-duration>
    <meta:editing-cycles>1</meta:editing-cycles>
    <meta:generator>LibreOffice/5.4.0.3$Linux_X86_64 LibreOffice_project/7556cbc6811c9d992f4064ab9287069087d7f62c</meta:generator>
    <meta:document-statistic meta:table-count="1" meta:cell-count="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legend chart:legend-position="end" svg:x="13.366cm" svg:y="3.782cm" style:legend-expansion="high" chart:style-name="ch2"/>
        <chart:plot-area chart:style-name="ch3" table:cell-range-address="step.B1:step.D32 step.G1:step.G32" chart:data-source-has-labels="both" svg:x="0.32cm" svg:y="0.18cm" svg:width="12.726cm" svg:height="8.64cm">
          <chartooo:coordinate-region svg:x="1.184cm" svg:y="0.18cm" svg:width="11.862cm" svg:height="7.037cm"/>
          <chart:axis chart:dimension="x" chart:name="primary-x" chart:style-name="ch4" chartooo:axis-type="auto">
            <chartooo:date-scale/>
            <chart:categories table:cell-range-address="step.B2:step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G2:step.G32" chart:label-cell-address="step.G1:step.G1" chart:class="chart:bar">
            <chart:data-point chart:repeated="31"/>
          </chart:series>
          <chart:series chart:style-name="ch8" chart:values-cell-range-address="step.C2:step.C32" chart:label-cell-address="step.C1:step.C1" chart:class="chart:bar">
            <chart:data-point chart:repeated="31"/>
          </chart:series>
          <chart:series chart:style-name="ch9" chart:values-cell-range-address="step.D2:step.D32" chart:label-cell-address="step.D1:step.D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45:39</text:p>
                <draw:g>
                  <svg:desc>step.B2:step.B32</svg:desc>
                </draw:g>
              </table:table-cell>
              <table:table-cell office:value-type="float" office:value="20">
                <text:p>20</text:p>
                <draw:g>
                  <svg:desc>step.G2:step.G32</svg:desc>
                </draw:g>
              </table:table-cell>
              <table:table-cell office:value-type="float" office:value="2.067015">
                <text:p>2.067015</text:p>
                <draw:g>
                  <svg:desc>step.C2:step.C32</svg:desc>
                </draw:g>
              </table:table-cell>
              <table:table-cell office:value-type="float" office:value="0.459526">
                <text:p>0.459526</text:p>
                <draw:g>
                  <svg:desc>step.D2:step.D32</svg:desc>
                </draw:g>
              </table:table-cell>
            </table:table-row>
            <table:table-row>
              <table:table-cell office:value-type="string">
                <text:p>13:45:40</text:p>
              </table:table-cell>
              <table:table-cell office:value-type="float" office:value="39">
                <text:p>39</text:p>
              </table:table-cell>
              <table:table-cell office:value-type="float" office:value="3.517943">
                <text:p>3.517943</text:p>
              </table:table-cell>
              <table:table-cell office:value-type="float" office:value="0.917517">
                <text:p>0.917517</text:p>
              </table:table-cell>
            </table:table-row>
            <table:table-row>
              <table:table-cell office:value-type="string">
                <text:p>13:45:41</text:p>
              </table:table-cell>
              <table:table-cell office:value-type="float" office:value="39">
                <text:p>39</text:p>
              </table:table-cell>
              <table:table-cell office:value-type="float" office:value="3.48017">
                <text:p>3.48017</text:p>
              </table:table-cell>
              <table:table-cell office:value-type="float" office:value="1.037458">
                <text:p>1.037458</text:p>
              </table:table-cell>
            </table:table-row>
            <table:table-row>
              <table:table-cell office:value-type="string">
                <text:p>13:45:42</text:p>
              </table:table-cell>
              <table:table-cell office:value-type="float" office:value="39">
                <text:p>39</text:p>
              </table:table-cell>
              <table:table-cell office:value-type="float" office:value="4.962502">
                <text:p>4.962502</text:p>
              </table:table-cell>
              <table:table-cell office:value-type="float" office:value="7.768215">
                <text:p>7.768215</text:p>
              </table:table-cell>
            </table:table-row>
            <table:table-row>
              <table:table-cell office:value-type="string">
                <text:p>13:45:43</text:p>
              </table:table-cell>
              <table:table-cell office:value-type="float" office:value="39">
                <text:p>39</text:p>
              </table:table-cell>
              <table:table-cell office:value-type="float" office:value="4.588612">
                <text:p>4.588612</text:p>
              </table:table-cell>
              <table:table-cell office:value-type="float" office:value="5.334117">
                <text:p>5.334117</text:p>
              </table:table-cell>
            </table:table-row>
            <table:table-row>
              <table:table-cell office:value-type="string">
                <text:p>13:45:44</text:p>
              </table:table-cell>
              <table:table-cell office:value-type="float" office:value="39">
                <text:p>39</text:p>
              </table:table-cell>
              <table:table-cell office:value-type="float" office:value="4.473348">
                <text:p>4.473348</text:p>
              </table:table-cell>
              <table:table-cell office:value-type="float" office:value="4.603145">
                <text:p>4.603145</text:p>
              </table:table-cell>
            </table:table-row>
            <table:table-row>
              <table:table-cell office:value-type="string">
                <text:p>13:45:45</text:p>
              </table:table-cell>
              <table:table-cell office:value-type="float" office:value="39">
                <text:p>39</text:p>
              </table:table-cell>
              <table:table-cell office:value-type="float" office:value="4.113968">
                <text:p>4.113968</text:p>
              </table:table-cell>
              <table:table-cell office:value-type="float" office:value="4.823789">
                <text:p>4.823789</text:p>
              </table:table-cell>
            </table:table-row>
            <table:table-row>
              <table:table-cell office:value-type="string">
                <text:p>13:45:46</text:p>
              </table:table-cell>
              <table:table-cell office:value-type="float" office:value="39">
                <text:p>39</text:p>
              </table:table-cell>
              <table:table-cell office:value-type="float" office:value="5.137437">
                <text:p>5.137437</text:p>
              </table:table-cell>
              <table:table-cell office:value-type="float" office:value="5.356887">
                <text:p>5.356887</text:p>
              </table:table-cell>
            </table:table-row>
            <table:table-row>
              <table:table-cell office:value-type="string">
                <text:p>13:45:47</text:p>
              </table:table-cell>
              <table:table-cell office:value-type="float" office:value="39">
                <text:p>39</text:p>
              </table:table-cell>
              <table:table-cell office:value-type="float" office:value="3.908694">
                <text:p>3.908694</text:p>
              </table:table-cell>
              <table:table-cell office:value-type="float" office:value="1.656452">
                <text:p>1.656452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39">
                <text:p>39</text:p>
              </table:table-cell>
              <table:table-cell office:value-type="float" office:value="3.720979">
                <text:p>3.720979</text:p>
              </table:table-cell>
              <table:table-cell office:value-type="float" office:value="1.194611">
                <text:p>1.194611</text:p>
              </table:table-cell>
            </table:table-row>
            <table:table-row>
              <table:table-cell office:value-type="string">
                <text:p>13:45:49</text:p>
              </table:table-cell>
              <table:table-cell office:value-type="float" office:value="39">
                <text:p>39</text:p>
              </table:table-cell>
              <table:table-cell office:value-type="float" office:value="3.637693">
                <text:p>3.637693</text:p>
              </table:table-cell>
              <table:table-cell office:value-type="float" office:value="0.589062">
                <text:p>0.589062</text:p>
              </table:table-cell>
            </table:table-row>
            <table:table-row>
              <table:table-cell office:value-type="string">
                <text:p>13:45:50</text:p>
              </table:table-cell>
              <table:table-cell office:value-type="float" office:value="39">
                <text:p>39</text:p>
              </table:table-cell>
              <table:table-cell office:value-type="float" office:value="3.810831">
                <text:p>3.810831</text:p>
              </table:table-cell>
              <table:table-cell office:value-type="float" office:value="1.216074">
                <text:p>1.216074</text:p>
              </table:table-cell>
            </table:table-row>
            <table:table-row>
              <table:table-cell office:value-type="string">
                <text:p>13:45:51</text:p>
              </table:table-cell>
              <table:table-cell office:value-type="float" office:value="39">
                <text:p>39</text:p>
              </table:table-cell>
              <table:table-cell office:value-type="float" office:value="4.083734">
                <text:p>4.083734</text:p>
              </table:table-cell>
              <table:table-cell office:value-type="float" office:value="0.88617">
                <text:p>0.88617</text:p>
              </table:table-cell>
            </table:table-row>
            <table:table-row>
              <table:table-cell office:value-type="string">
                <text:p>13:45:52</text:p>
              </table:table-cell>
              <table:table-cell office:value-type="float" office:value="39">
                <text:p>39</text:p>
              </table:table-cell>
              <table:table-cell office:value-type="float" office:value="3.470493">
                <text:p>3.470493</text:p>
              </table:table-cell>
              <table:table-cell office:value-type="float" office:value="0.467008">
                <text:p>0.467008</text:p>
              </table:table-cell>
            </table:table-row>
            <table:table-row>
              <table:table-cell office:value-type="string">
                <text:p>13:45:53</text:p>
              </table:table-cell>
              <table:table-cell office:value-type="float" office:value="39">
                <text:p>39</text:p>
              </table:table-cell>
              <table:table-cell office:value-type="float" office:value="4.04804">
                <text:p>4.04804</text:p>
              </table:table-cell>
              <table:table-cell office:value-type="float" office:value="0.533684">
                <text:p>0.533684</text:p>
              </table:table-cell>
            </table:table-row>
            <table:table-row>
              <table:table-cell office:value-type="string">
                <text:p>13:45:54</text:p>
              </table:table-cell>
              <table:table-cell office:value-type="float" office:value="39">
                <text:p>39</text:p>
              </table:table-cell>
              <table:table-cell office:value-type="float" office:value="4.119477">
                <text:p>4.119477</text:p>
              </table:table-cell>
              <table:table-cell office:value-type="float" office:value="0.631376">
                <text:p>0.631376</text:p>
              </table:table-cell>
            </table:table-row>
            <table:table-row>
              <table:table-cell office:value-type="string">
                <text:p>13:45:55</text:p>
              </table:table-cell>
              <table:table-cell office:value-type="float" office:value="39">
                <text:p>39</text:p>
              </table:table-cell>
              <table:table-cell office:value-type="float" office:value="3.696603">
                <text:p>3.696603</text:p>
              </table:table-cell>
              <table:table-cell office:value-type="float" office:value="0.637119">
                <text:p>0.637119</text:p>
              </table:table-cell>
            </table:table-row>
            <table:table-row>
              <table:table-cell office:value-type="string">
                <text:p>13:45:56</text:p>
              </table:table-cell>
              <table:table-cell office:value-type="float" office:value="39">
                <text:p>39</text:p>
              </table:table-cell>
              <table:table-cell office:value-type="float" office:value="3.706199">
                <text:p>3.706199</text:p>
              </table:table-cell>
              <table:table-cell office:value-type="float" office:value="0.486516">
                <text:p>0.486516</text:p>
              </table:table-cell>
            </table:table-row>
            <table:table-row>
              <table:table-cell office:value-type="string">
                <text:p>13:45:57</text:p>
              </table:table-cell>
              <table:table-cell office:value-type="float" office:value="39">
                <text:p>39</text:p>
              </table:table-cell>
              <table:table-cell office:value-type="float" office:value="178.218203">
                <text:p>178.218203</text:p>
              </table:table-cell>
              <table:table-cell office:value-type="float" office:value="3.271089">
                <text:p>3.271089</text:p>
              </table:table-cell>
            </table:table-row>
            <table:table-row>
              <table:table-cell office:value-type="string">
                <text:p>13:45:58</text:p>
              </table:table-cell>
              <table:table-cell office:value-type="float" office:value="39">
                <text:p>39</text:p>
              </table:table-cell>
              <table:table-cell office:value-type="float" office:value="115.579238">
                <text:p>115.579238</text:p>
              </table:table-cell>
              <table:table-cell office:value-type="float" office:value="4.812167">
                <text:p>4.812167</text:p>
              </table:table-cell>
            </table:table-row>
            <table:table-row>
              <table:table-cell office:value-type="string">
                <text:p>13:45:59</text:p>
              </table:table-cell>
              <table:table-cell office:value-type="float" office:value="39">
                <text:p>39</text:p>
              </table:table-cell>
              <table:table-cell office:value-type="float" office:value="73.591805">
                <text:p>73.591805</text:p>
              </table:table-cell>
              <table:table-cell office:value-type="float" office:value="9.144427">
                <text:p>9.144427</text:p>
              </table:table-cell>
            </table:table-row>
            <table:table-row>
              <table:table-cell office:value-type="string">
                <text:p>13:46:00</text:p>
              </table:table-cell>
              <table:table-cell office:value-type="float" office:value="39">
                <text:p>39</text:p>
              </table:table-cell>
              <table:table-cell office:value-type="float" office:value="27.999259">
                <text:p>27.999259</text:p>
              </table:table-cell>
              <table:table-cell office:value-type="float" office:value="6.105225">
                <text:p>6.105225</text:p>
              </table:table-cell>
            </table:table-row>
            <table:table-row>
              <table:table-cell office:value-type="string">
                <text:p>13:46:01</text:p>
              </table:table-cell>
              <table:table-cell office:value-type="float" office:value="39">
                <text:p>39</text:p>
              </table:table-cell>
              <table:table-cell office:value-type="float" office:value="11.373255">
                <text:p>11.373255</text:p>
              </table:table-cell>
              <table:table-cell office:value-type="float" office:value="7.438785">
                <text:p>7.438785</text:p>
              </table:table-cell>
            </table:table-row>
            <table:table-row>
              <table:table-cell office:value-type="string">
                <text:p>13:46:02</text:p>
              </table:table-cell>
              <table:table-cell office:value-type="float" office:value="39">
                <text:p>39</text:p>
              </table:table-cell>
              <table:table-cell office:value-type="float" office:value="4.870782">
                <text:p>4.870782</text:p>
              </table:table-cell>
              <table:table-cell office:value-type="float" office:value="6.341694">
                <text:p>6.341694</text:p>
              </table:table-cell>
            </table:table-row>
            <table:table-row>
              <table:table-cell office:value-type="string">
                <text:p>13:46:03</text:p>
              </table:table-cell>
              <table:table-cell office:value-type="float" office:value="39">
                <text:p>39</text:p>
              </table:table-cell>
              <table:table-cell office:value-type="float" office:value="11.589865">
                <text:p>11.589865</text:p>
              </table:table-cell>
              <table:table-cell office:value-type="float" office:value="7.631612">
                <text:p>7.631612</text:p>
              </table:table-cell>
            </table:table-row>
            <table:table-row>
              <table:table-cell office:value-type="string">
                <text:p>13:46:04</text:p>
              </table:table-cell>
              <table:table-cell office:value-type="float" office:value="39">
                <text:p>39</text:p>
              </table:table-cell>
              <table:table-cell office:value-type="float" office:value="6.852457">
                <text:p>6.852457</text:p>
              </table:table-cell>
              <table:table-cell office:value-type="float" office:value="4.77843">
                <text:p>4.77843</text:p>
              </table:table-cell>
            </table:table-row>
            <table:table-row>
              <table:table-cell office:value-type="string">
                <text:p>13:46:05</text:p>
              </table:table-cell>
              <table:table-cell office:value-type="float" office:value="39">
                <text:p>39</text:p>
              </table:table-cell>
              <table:table-cell office:value-type="float" office:value="4.102339">
                <text:p>4.102339</text:p>
              </table:table-cell>
              <table:table-cell office:value-type="float" office:value="3.68693">
                <text:p>3.68693</text:p>
              </table:table-cell>
            </table:table-row>
            <table:table-row>
              <table:table-cell office:value-type="string">
                <text:p>13:46:06</text:p>
              </table:table-cell>
              <table:table-cell office:value-type="float" office:value="39">
                <text:p>39</text:p>
              </table:table-cell>
              <table:table-cell office:value-type="float" office:value="4.198565">
                <text:p>4.198565</text:p>
              </table:table-cell>
              <table:table-cell office:value-type="float" office:value="1.366688">
                <text:p>1.366688</text:p>
              </table:table-cell>
            </table:table-row>
            <table:table-row>
              <table:table-cell office:value-type="string">
                <text:p>13:46:07</text:p>
              </table:table-cell>
              <table:table-cell office:value-type="float" office:value="38">
                <text:p>38</text:p>
              </table:table-cell>
              <table:table-cell office:value-type="float" office:value="13.248883">
                <text:p>13.248883</text:p>
              </table:table-cell>
              <table:table-cell office:value-type="float" office:value="38.821752">
                <text:p>38.821752</text:p>
              </table:table-cell>
            </table:table-row>
            <table:table-row>
              <table:table-cell office:value-type="string">
                <text:p>13:46:08</text:p>
              </table:table-cell>
              <table:table-cell office:value-type="float" office:value="39">
                <text:p>39</text:p>
              </table:table-cell>
              <table:table-cell office:value-type="float" office:value="43.87849">
                <text:p>43.87849</text:p>
              </table:table-cell>
              <table:table-cell office:value-type="float" office:value="46.293418">
                <text:p>46.293418</text:p>
              </table:table-cell>
            </table:table-row>
            <table:table-row>
              <table:table-cell office:value-type="string">
                <text:p>13:46:09</text:p>
              </table:table-cell>
              <table:table-cell office:value-type="float" office:value="0">
                <text:p>0</text:p>
              </table:table-cell>
              <table:table-cell office:value-type="float" office:value="15.278129">
                <text:p>15.278129</text:p>
              </table:table-cell>
              <table:table-cell office:value-type="float" office:value="11.176408">
                <text:p>11.176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